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0000005630000009B914BC04A1BD2C035.png" manifest:media-type="image/png"/>
  <manifest:file-entry manifest:full-path="Pictures/200009CF00006E5600000C682D0FECB56691AF73.svm" manifest:media-type="image/x-svm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20cm" svg:height="2.24cm" svg:x="0cm" svg:y="0cm">
          <draw:image xlink:href="Pictures/200009CF00006E5600000C682D0FECB56691AF73.svm" xlink:type="simple" xlink:show="embed" xlink:actuate="onLoad" draw:mime-type="image/x-svm">
            <text:p/>
          </draw:image>
          <draw:image xlink:href="Pictures/10000200000005630000009B914BC04A1BD2C035.png" xlink:type="simple" xlink:show="embed" xlink:actuate="onLoad" draw:mime-type="image/png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0cm" fo:page-height="2.2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6-02T14:51:03.411826603</meta:creation-date>
    <dc:date>2021-06-03T09:06:00.211447680</dc:date>
    <meta:editing-duration>PT4M4S</meta:editing-duration>
    <meta:editing-cycles>4</meta:editing-cycles>
    <meta:generator>LibreOffice/7.1.3.2$Linux_X86_64 LibreOffice_project/10$Build-2</meta:generator>
    <meta:document-statistic meta:object-count="1"/>
  </office:meta>
</office:document-meta>
</file>